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Droid Sans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f72" officeooo:paragraph-rsid="00095f7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804b" officeooo:paragraph-rsid="001d804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20bfc6" officeooo:paragraph-rsid="0020bfc6" style:font-size-asian="10pt" style:font-weight-asian="normal" style:font-size-complex="10pt" style:font-weight-complex="normal"/>
    </style:style>
    <style:style style:name="P4" style:family="paragraph"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fff66" draw:fill-gradient-name="Gradient_20_12"/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ffff66" draw:fill-gradient-name="Gradient_20_19"/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9900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fff66" draw:fill-gradient-name="Gradient_20_21"/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9900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ffff99"/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ccff00" draw:opacity="30%"/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="solid" draw:fill-color="#ffff99"/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ffe373"/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ffff66" draw:fill-gradient-name="Gradient_20_29"/>
      <style:paragraph-properties fo:margin-left="0pt" fo:margin-right="0pt" fo:margin-top="0pt" fo:margin-bottom="0pt" fo:line-height="100%" fo:text-align="center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99"/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d1f0ff"/>
      <style:paragraph-properties fo:margin-left="0pt" fo:margin-right="0pt" fo:margin-top="0pt" fo:margin-bottom="0pt" fo:line-height="100%" fo:text-align="justify" fo:text-indent="0p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Droid Sans1" fo:font-size="10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1" fo:font-size="8pt" fo:letter-spacing="normal" fo:language="es" fo:country="V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gradient" draw:fill-color="#ffff66" draw:fill-gradient-name="Gradient_20_12" draw:textarea-vertical-align="middle" fo:min-height="22.5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gradient" draw:fill-color="#ffff66" draw:fill-gradient-name="Gradient_20_19" draw:textarea-vertical-align="middle" fo:min-height="22.5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gradient" draw:fill-color="#ffff66" draw:fill-gradient-name="Gradient_20_21" draw:textarea-vertical-align="middle" fo:min-height="22.5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ffff99" draw:textarea-vertical-align="top" fo:min-height="28.4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ccff00" draw:opacity="30%" draw:textarea-vertical-align="top" fo:min-height="39.74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ccff00" draw:opacity="30%" draw:textarea-vertical-align="top" fo:min-height="29.2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ccff00" draw:opacity="30%" draw:textarea-vertical-align="top" fo:min-height="39.74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ccff00" draw:opacity="30%" draw:textarea-vertical-align="top" fo:min-height="3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solid" draw:fill-color="#ccff00" draw:opacity="30%" draw:textarea-vertical-align="top" fo:min-height="3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solid" draw:fill-color="#ffff99" draw:textarea-vertical-align="top" fo:min-height="45.0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solid" draw:fill-color="#ffe373" draw:textarea-vertical-align="top" fo:min-height="35.2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gradient" draw:fill-color="#ffff66" draw:fill-gradient-name="Gradient_20_29" draw:textarea-vertical-align="middle" fo:min-height="22.5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solid" draw:fill-color="#ffe373" draw:textarea-vertical-align="top" fo:min-height="46.4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solid" draw:fill-color="#ffe373" draw:textarea-vertical-align="top" fo:min-height="42.7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solid" draw:fill-color="#ffe373" draw:textarea-vertical-align="top" fo:min-height="30.7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solid" draw:fill-color="#ffe373" draw:textarea-vertical-align="top" fo:min-height="30.7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solid" draw:fill-color="#ffff99" draw:textarea-vertical-align="top" fo:min-height="30.7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solid" draw:fill-color="#ffff99" draw:textarea-vertical-align="top" fo:min-height="3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solid" draw:fill-color="#ffff99" draw:textarea-vertical-align="top" fo:min-height="46.8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solid" draw:fill-color="#ffff99" draw:textarea-vertical-align="top" fo:min-height="17.0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solid" draw:fill-color="#ffff99" draw:textarea-vertical-align="top" fo:min-height="35.2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solid" draw:fill-color="#ffff99" draw:textarea-vertical-align="top" fo:min-height="29.9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solid" draw:fill-color="#ffff99" draw:textarea-vertical-align="top" fo:min-height="31.86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solid" draw:fill-color="#ffff99" draw:textarea-vertical-align="top" fo:min-height="47.2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solid" draw:fill-color="#ccff00" draw:opacity="30%" draw:textarea-vertical-align="top" fo:min-height="45.2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solid" draw:fill-color="#d1f0ff" draw:textarea-vertical-align="top" fo:min-height="28.09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solid" draw:fill-color="#ccff00" draw:opacity="30%" draw:textarea-vertical-align="top" fo:min-height="43.3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solid" draw:fill-color="#ccff00" draw:opacity="30%" draw:textarea-vertical-align="top" fo:min-height="56.44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solid" draw:fill-color="#ccff00" draw:opacity="30%" draw:textarea-vertical-align="top" fo:min-height="45.21p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stroke="none" svg:stroke-color="#000000" draw:fill="solid" draw:fill-color="#d1f0ff" draw:textarea-vertical-align="top" fo:min-height="19.5pt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s a Desarrollar</text:p>
      <text:p text:style-name="P3">Desglose de tareas principales a desarrollar para el Trabajo Especial de Grado, en cuatro grupos principales. No es una lista exhaustiva, una tarea puede implicar la ejecución de múltiples subtareas.</text:p>
      <text:p text:style-name="P3"/>
      <text:p text:style-name="P1"/>
      <text:p text:style-name="P1"><draw:frame text:anchor-type="paragraph" draw:z-index="1" draw:name="Shape1" draw:style-name="gr2" draw:text-style-name="P7" svg:width="120.78pt" svg:height="22.54pt" svg:x="19.96pt" svg:y="9.21pt"><draw:text-box><text:p text:style-name="P6"><text:span text:style-name="T2">SOFTWARE</text:span></text:p></draw:text-box></draw:frame><draw:frame text:anchor-type="paragraph" draw:z-index="0" draw:name="Shape1" draw:style-name="gr1" draw:text-style-name="P5" svg:width="120.78pt" svg:height="22.54pt" svg:x="218.15pt" svg:y="9.95pt"><draw:text-box><text:p text:style-name="P4"><text:span text:style-name="T1">HARDWARE</text:span></text:p></draw:text-box></draw:frame><draw:frame text:anchor-type="paragraph" draw:z-index="11" draw:name="Shape1" draw:style-name="gr12" draw:text-style-name="P17" svg:width="120.78pt" svg:height="22.54pt" svg:x="428.54pt" svg:y="9.95pt"><draw:text-box><text:p text:style-name="P6"><text:span text:style-name="T2">FIRMWARE</text:span></text:p></draw:text-box></draw:frame><draw:frame text:anchor-type="paragraph" draw:z-index="2" draw:name="Shape1" draw:style-name="gr3" draw:text-style-name="P9" svg:width="120.78pt" svg:height="22.54pt" svg:x="618.55pt" svg:y="6.94pt"><draw:text-box><text:p text:style-name="P8"><text:span text:style-name="T2">DOCUMENTACIÓN</text:span></text:p></draw:text-box></draw:frame></text:p>
      <text:p text:style-name="P1"/>
      <text:p text:style-name="P1"/>
      <text:p text:style-name="P1"/>
      <text:p text:style-name="P1"><draw:frame text:anchor-type="paragraph" draw:z-index="25" draw:name="Shape1" draw:style-name="gr26" draw:text-style-name="P19" svg:width="144.71pt" svg:height="19.53pt" svg:x="606.56pt" svg:y="9.64pt"><draw:text-box><text:p text:style-name="P10"><text:span text:style-name="T3">Nota instrucción GPIB</text:span></text:p><text:p text:style-name="P10"><text:span text:style-name="T4"/></text:p></draw:text-box></draw:frame><draw:frame text:anchor-type="paragraph" draw:z-index="6" draw:name="Shape1" draw:style-name="gr7" draw:text-style-name="P13" svg:width="155.82pt" svg:height="56.18pt" svg:x="2.41pt" svg:y="8.16pt"><draw:text-box><text:p text:style-name="P10"><text:span text:style-name="T3">Desarrollo librerias IO CenditLab</text:span></text:p><text:p text:style-name="P10"><text:span text:style-name="T4">Clase envoltorio para linux-gpib</text:span></text:p><text:p text:style-name="P10"><text:span text:style-name="T4">Desarrollo comunicación serial jSSC</text:span></text:p><text:p text:style-name="P10"><text:span text:style-name="T4">Desarrollo comunicación USBTMC</text:span></text:p><text:p text:style-name="P10"><text:span text:style-name="T4"/></text:p><text:p text:style-name="P11"><text:span text:style-name="T4"/></text:p></draw:text-box></draw:frame><draw:frame text:anchor-type="paragraph" draw:z-index="3" draw:name="Shape1" draw:style-name="gr4" draw:text-style-name="P12" svg:width="179.06pt" svg:height="37.47pt" svg:x="189.01pt" svg:y="2.89pt"><draw:text-box><text:p text:style-name="P10"><text:span text:style-name="T3">Bus de datos tarjeta madre Cendit 11713</text:span></text:p><text:p text:style-name="P10"><text:span text:style-name="T4">Definir señales y protocolo del bus de datos</text:span></text:p><text:p text:style-name="P10"><text:span text:style-name="T4"/></text:p><text:p text:style-name="P11"><text:span text:style-name="T4"/></text:p></draw:text-box></draw:frame><draw:frame text:anchor-type="paragraph" draw:z-index="12" draw:name="Shape1" draw:style-name="gr13" draw:text-style-name="P16" svg:width="155.82pt" svg:height="46.52pt" svg:x="411pt" svg:y="5.16pt"><draw:text-box><text:p text:style-name="P10"><text:span text:style-name="T3">Firmware comunicaciones <text:s/>bus GPIB</text:span></text:p><text:p text:style-name="P10"><text:span text:style-name="T4">Desarrollo de librería que permita a un micro comunicaciones en bus GPIB</text:span></text:p></draw:text-box></draw:frame></text:p>
      <text:p text:style-name="P1"/>
      <text:p text:style-name="P1"/>
      <text:p text:style-name="P1"><draw:frame text:anchor-type="paragraph" draw:z-index="35" draw:name="Shape1" draw:style-name="gr36" draw:text-style-name="P19" svg:width="144.71pt" svg:height="19.53pt" svg:x="606.56pt" svg:y="0.2pt"><draw:text-box><text:p text:style-name="P10"><text:span text:style-name="T3">Nota instrucción VXI-11</text:span></text:p><text:p text:style-name="P10"><text:span text:style-name="T4"/></text:p></draw:text-box></draw:frame></text:p>
      <text:p text:style-name="P1"><draw:frame text:anchor-type="paragraph" draw:z-index="20" draw:name="Shape1" draw:style-name="gr21" draw:text-style-name="P12" svg:width="155.82pt" svg:height="35.26pt" svg:x="200.61pt" svg:y="4.31pt"><draw:text-box><text:p text:style-name="P10"><text:span text:style-name="T3">Diseño de fuente de alimentación</text:span></text:p><text:p text:style-name="P10"><text:span text:style-name="T4"><text:s/></text:span><text:span text:style-name="T4">- Interna</text:span></text:p><text:p text:style-name="P10"><text:span text:style-name="T4"><text:s/></text:span><text:span text:style-name="T4">- Externa</text:span></text:p></draw:text-box></draw:frame></text:p>
      <text:p text:style-name="P1"><draw:frame text:anchor-type="paragraph" draw:z-index="10" draw:name="Shape1" draw:style-name="gr11" draw:text-style-name="P16" svg:width="155.82pt" svg:height="35.26pt" svg:x="411pt" svg:y="3.91pt"><draw:text-box><text:p text:style-name="P10"><text:span text:style-name="T3">Firmware comunicaciones RS232</text:span></text:p><text:p text:style-name="P10"><text:span text:style-name="T4">Aprovechar periferico UART del micro</text:span></text:p></draw:text-box></draw:frame><draw:frame text:anchor-type="paragraph" draw:z-index="26" draw:name="Shape1" draw:style-name="gr27" draw:text-style-name="P19" svg:width="153.72pt" svg:height="19.53pt" svg:x="600.66pt" svg:y="4.39pt"><draw:text-box><text:p text:style-name="P10"><text:span text:style-name="T3">Documento Requerimientos Software</text:span></text:p><text:p text:style-name="P10"><text:span text:style-name="T4"/></text:p></draw:text-box></draw:frame></text:p>
      <text:p text:style-name="P1"><draw:frame text:anchor-type="paragraph" draw:z-index="5" draw:name="Shape1" draw:style-name="gr6" draw:text-style-name="P13" svg:width="155.82pt" svg:height="29.28pt" svg:x="2.41pt" svg:y="4.99pt"><draw:text-box><text:p text:style-name="P10"><text:span text:style-name="T3">Documentación sobre bus GPIB</text:span></text:p><text:p text:style-name="P10"><text:span text:style-name="T4">Protocolo + señales + funciones + SCPI</text:span></text:p></draw:text-box></draw:frame></text:p>
      <text:p text:style-name="P1"><draw:frame text:anchor-type="paragraph" draw:z-index="28" draw:name="Shape1" draw:style-name="gr29" draw:text-style-name="P19" svg:width="131.73pt" svg:height="28.12pt" svg:x="613.05pt" svg:y="10.69pt"><draw:text-box><text:p text:style-name="P10"><text:span text:style-name="T3">Informe Técnico Banco Medición Figura de Ruido</text:span></text:p><text:p text:style-name="P10"><text:span text:style-name="T4"/></text:p></draw:text-box></draw:frame></text:p>
      <text:p text:style-name="P1"><draw:frame text:anchor-type="paragraph" draw:z-index="19" draw:name="Shape1" draw:style-name="gr20" draw:text-style-name="P18" svg:width="155.82pt" svg:height="28.12pt" svg:x="200.61pt" svg:y="7.94pt"><draw:text-box><text:p text:style-name="P14"><text:span text:style-name="T5">Diseño de tarjeta control GPIO</text:span></text:p><text:p text:style-name="P14"><text:span text:style-name="T6"><text:s/></text:span><text:span text:style-name="T6">- Tarjeta <text:s/>controladora de puertos <text:s/>Viking</text:span></text:p><text:p text:style-name="P14"><text:span text:style-name="T6"><text:s/></text:span><text:span text:style-name="T6">- Basada en microcontrolador</text:span></text:p></draw:text-box></draw:frame></text:p>
      <text:p text:style-name="P1"><draw:frame text:anchor-type="paragraph" draw:z-index="7" draw:name="Shape1" draw:style-name="gr8" draw:text-style-name="P13" svg:width="155.82pt" svg:height="36.03pt" svg:x="2.41pt" svg:y="5.3pt"><draw:text-box><text:p text:style-name="P10"><text:span text:style-name="T3">Documentación programación SCPI</text:span></text:p><text:p text:style-name="P10"><text:span text:style-name="T4">- Programación SCPI NFA 8975</text:span></text:p><text:p text:style-name="P10"><text:span text:style-name="T4"><text:s/></text:span><text:span text:style-name="T4">- Programación SCPI 11713B/C</text:span></text:p></draw:text-box></draw:frame><draw:frame text:anchor-type="paragraph" draw:z-index="13" draw:name="Shape1" draw:style-name="gr14" draw:text-style-name="P16" svg:width="165.57pt" svg:height="46.83pt" svg:x="406.15pt" svg:y="4.56pt"><draw:text-box><text:p text:style-name="P10"><text:span text:style-name="T3">Firmware comunicaciones USB</text:span></text:p><text:p text:style-name="P10"><text:span text:style-name="T4">Se tienen dos protocolos</text:span></text:p><text:p text:style-name="P10"><text:span text:style-name="T4">- USB TMC (este es el preferible)</text:span></text:p><text:p text:style-name="P10"><text:span text:style-name="T4">- USB CDC (de lo contrario este)</text:span></text:p><text:p text:style-name="P10"><text:span text:style-name="T4"/></text:p></draw:text-box></draw:frame></text:p>
      <text:p text:style-name="P1"/>
      <text:p text:style-name="P1"><draw:frame text:anchor-type="paragraph" draw:z-index="29" draw:name="Shape1" draw:style-name="gr30" draw:text-style-name="P19" svg:width="131.73pt" svg:height="28.12pt" svg:x="614.69pt" svg:y="3.4pt"><draw:text-box><text:p text:style-name="P10"><text:span text:style-name="T3">Informe de avance pasantia</text:span></text:p><text:p text:style-name="P10"><text:span text:style-name="T4">- Para tutor academico </text:span></text:p><text:p text:style-name="P10"><text:span text:style-name="T4"/></text:p></draw:text-box></draw:frame></text:p>
      <text:p text:style-name="P1"><draw:frame text:anchor-type="paragraph" draw:z-index="21" draw:name="Shape1" draw:style-name="gr22" draw:text-style-name="P12" svg:width="155.82pt" svg:height="30.02pt" svg:x="200.61pt" svg:y="3.34pt"><draw:text-box><text:p text:style-name="P10"><text:span text:style-name="T3">Diseño de tarjeta control bus GPIB</text:span></text:p><text:p text:style-name="P10"><text:span text:style-name="T4"><text:s/></text:span><text:span text:style-name="T4">- Tarjeta <text:s/>controladora de bus GPIB</text:span></text:p><text:p text:style-name="P10"><text:span text:style-name="T4"><text:s/></text:span><text:span text:style-name="T4">- Basada en microcontrolador</text:span></text:p></draw:text-box></draw:frame></text:p>
      <text:p text:style-name="P1"><draw:frame text:anchor-type="paragraph" draw:z-index="8" draw:name="Shape1" draw:style-name="gr9" draw:text-style-name="P13" svg:width="155.82pt" svg:height="36.03pt" svg:x="2.41pt" svg:y="5.95pt"><draw:text-box><text:p text:style-name="P10"><text:span text:style-name="T3">Investigación librería iText</text:span></text:p><text:p text:style-name="P10"><text:span text:style-name="T4">Producir diseño para sistema generador de documentos PDF</text:span></text:p></draw:text-box></draw:frame></text:p>
      <text:p text:style-name="P1"><draw:frame text:anchor-type="paragraph" draw:z-index="30" draw:name="Shape1" draw:style-name="gr31" draw:text-style-name="P19" svg:width="131.73pt" svg:height="28.12pt" svg:x="613.05pt" svg:y="7.31pt"><draw:text-box><text:p text:style-name="P10"><text:span text:style-name="T3">Documentación CenditLab</text:span></text:p><text:p text:style-name="P10"><text:span text:style-name="T3">Manual para Desarrollodaores</text:span></text:p><text:p text:style-name="P10"><text:span text:style-name="T4"/></text:p></draw:text-box></draw:frame><draw:frame text:anchor-type="paragraph" draw:z-index="14" draw:name="Shape1" draw:style-name="gr15" draw:text-style-name="P16" svg:width="165.57pt" svg:height="30.78pt" svg:x="406.15pt" svg:y="4.05pt"><draw:text-box><text:p text:style-name="P10"><text:span text:style-name="T3">Firmware control LCD + táctil</text:span></text:p><text:p text:style-name="P10"><text:span text:style-name="T4">- Falta por definir la pantalla</text:span></text:p></draw:text-box></draw:frame></text:p>
      <text:p text:style-name="P1"/>
      <text:p text:style-name="P1"><draw:frame text:anchor-type="paragraph" draw:z-index="22" draw:name="Shape1" draw:style-name="gr23" draw:text-style-name="P18" svg:width="155.82pt" svg:height="56.18pt" svg:x="200.61pt" svg:y="2.49pt"><draw:text-box><text:p text:style-name="P14"><text:span text:style-name="T5">Descarga hojas técnicas componentes mecánicos</text:span></text:p><text:p text:style-name="P14"><text:span text:style-name="T6"><text:s/></text:span><text:span text:style-name="T6">- Conectores bus GPIB</text:span></text:p><text:p text:style-name="P14"><text:span text:style-name="T6"><text:s/></text:span><text:span text:style-name="T6">- Conectores buses internos</text:span></text:p><text:p text:style-name="P14"><text:span text:style-name="T6"><text:s/></text:span><text:span text:style-name="T6">- Jack Ethernet</text:span></text:p><text:p text:style-name="P14"><text:span text:style-name="T6"/></text:p></draw:text-box></draw:frame></text:p>
      <text:p text:style-name="P1"><draw:frame text:anchor-type="paragraph" draw:z-index="4" draw:name="Shape1" draw:style-name="gr5" draw:text-style-name="P13" svg:width="155.82pt" svg:height="56.18pt" svg:x="2.41pt" svg:y="4.34pt"><draw:text-box><text:p text:style-name="P10"><text:span text:style-name="T3">Especificación USBTMC</text:span></text:p><text:p text:style-name="P10"><text:span text:style-name="T4">Documentación como generar controlador</text:span></text:p><text:p text:style-name="P10"><text:span text:style-name="T4">Investigar como compilar códifgo fuente controlador</text:span></text:p><text:p text:style-name="P10"><text:span text:style-name="T4"/></text:p><text:p text:style-name="P11"><text:span text:style-name="T4"/></text:p></draw:text-box></draw:frame><draw:frame text:anchor-type="paragraph" draw:z-index="31" draw:name="Shape1" draw:style-name="gr32" draw:text-style-name="P19" svg:width="131.73pt" svg:height="28.12pt" svg:x="613.05pt" svg:y="8.36pt"><draw:text-box><text:p text:style-name="P10"><text:span text:style-name="T3">Documentación CenditLab</text:span></text:p><text:p text:style-name="P10"><text:span text:style-name="T3">Manual de Usuario</text:span></text:p><text:p text:style-name="P10"><text:span text:style-name="T4"/></text:p></draw:text-box></draw:frame></text:p>
      <text:p text:style-name="P1"><draw:frame text:anchor-type="paragraph" draw:z-index="15" draw:name="Shape1" draw:style-name="gr16" draw:text-style-name="P16" svg:width="165.57pt" svg:height="30.78pt" svg:x="406.15pt" svg:y="0.96pt"><draw:text-box><text:p text:style-name="P10"><text:span text:style-name="T3">Firmware control LCD + táctil</text:span></text:p><text:p text:style-name="P10"><text:span text:style-name="T4">- Falta por definir la pantalla</text:span></text:p></draw:text-box></draw:frame></text:p>
      <text:p text:style-name="P1"/>
      <text:p text:style-name="P1"/>
      <text:p text:style-name="P1"><draw:frame text:anchor-type="paragraph" draw:z-index="27" draw:name="Shape1" draw:style-name="gr28" draw:text-style-name="P19" svg:width="145.47pt" svg:height="19.53pt" svg:x="607.8pt" svg:y="0.85pt"><draw:text-box><text:p text:style-name="P10"><text:span text:style-name="T3">Documento Diseño de <text:s/>Software</text:span></text:p><text:p text:style-name="P10"><text:span text:style-name="T4"/></text:p></draw:text-box></draw:frame></text:p>
      <text:p text:style-name="P1"><draw:frame text:anchor-type="paragraph" draw:z-index="23" draw:name="Shape1" draw:style-name="gr24" draw:text-style-name="P12" svg:width="209.08pt" svg:height="47.28pt" svg:x="173.99pt" svg:y="1.59pt"><draw:text-box><text:p text:style-name="P10"><text:span text:style-name="T3">Preparar footprints componentes</text:span></text:p><text:p text:style-name="P10"><text:span text:style-name="T4"><text:s/></text:span><text:span text:style-name="T4">- Descargar footprints ICs</text:span></text:p><text:p text:style-name="P10"><text:span text:style-name="T4"><text:s/></text:span><text:span text:style-name="T4">- Generar footprints componentes mecánicos</text:span></text:p><text:p text:style-name="P10"><text:span text:style-name="T4"/></text:p></draw:text-box></draw:frame><text:tab/><text:tab/><text:tab/><text:tab/><text:tab/><text:tab/><text:tab/><text:tab/><text:tab/><text:tab/><text:tab/><text:tab/><text:tab/><text:tab/><text:tab/><text:tab/><text:tab/><text:tab/><text:tab/><text:tab/></text:p>
      <text:p text:style-name="P1"><draw:frame text:anchor-type="paragraph" draw:z-index="34" draw:name="Shape1" draw:style-name="gr35" draw:text-style-name="P13" svg:width="151.48pt" svg:height="45.21pt" svg:x="1.81pt" svg:y="0.6pt"><draw:text-box><text:p text:style-name="P10"><text:span text:style-name="T3">Diseño CenditLab</text:span></text:p><text:p text:style-name="P10"><text:span text:style-name="T4">Plantear opciones de diseño para módulos de software (UML)</text:span></text:p></draw:text-box></draw:frame></text:p>
      <text:p text:style-name="P1"/>
      <text:p text:style-name="P1"/>
      <text:p text:style-name="P1"><draw:frame text:anchor-type="paragraph" draw:z-index="16" draw:name="Shape1" draw:style-name="gr17" draw:text-style-name="P12" svg:width="165.57pt" svg:height="30.78pt" svg:x="195.76pt" svg:y="8.25pt"><draw:text-box><text:p text:style-name="P10"><text:span text:style-name="T3">Diseño de interfaz usuario (UI) del equipo</text:span></text:p><text:p text:style-name="P10"><text:span text:style-name="T4"><text:s/></text:span><text:span text:style-name="T4">- Diseñar UI física</text:span></text:p><text:p text:style-name="P10"><text:span text:style-name="T4"><text:s/></text:span><text:span text:style-name="T4">- teclado + pantalla + táctil + sonido</text:span></text:p></draw:text-box></draw:frame></text:p>
      <text:p text:style-name="P1"/>
      <text:p text:style-name="P1"><draw:frame text:anchor-type="paragraph" draw:z-index="24" draw:name="Shape1" draw:style-name="gr25" draw:text-style-name="P13" svg:width="151.48pt" svg:height="45.21pt" svg:x="2.69pt" svg:y="2.35pt"><draw:text-box><text:p text:style-name="P10"><text:span text:style-name="T3">Desarrollo CenditLab</text:span></text:p><text:p text:style-name="P10"><text:span text:style-name="T3">Libreria IO</text:span></text:p><text:p text:style-name="P10"><text:span text:style-name="T3">Gestión de las comunicaciones LAN + GPIB + USB + RS232</text:span></text:p></draw:text-box></draw:frame></text:p>
      <text:p text:style-name="P1"/>
      <text:p text:style-name="P1"><draw:frame text:anchor-type="paragraph" draw:z-index="17" draw:name="Shape1" draw:style-name="gr18" draw:text-style-name="P12" svg:width="165.57pt" svg:height="46.83pt" svg:x="195.76pt" svg:y="4.39pt"><draw:text-box><text:p text:style-name="P10"><text:span text:style-name="T3">Selección de componentes ICs</text:span></text:p><text:p text:style-name="P10"><text:span text:style-name="T4"><text:s/></text:span><text:span text:style-name="T4">- Controlador switching fuentes alimentación</text:span></text:p><text:p text:style-name="P10"><text:span text:style-name="T4"><text:s/></text:span><text:span text:style-name="T4">- Drivers alta corriente GPIO (puertos Viking)</text:span></text:p><text:p text:style-name="P10"><text:span text:style-name="T4"><text:s/></text:span><text:span text:style-name="T4">- Controlador Ethernet: Silabs / Microchip</text:span></text:p><text:p text:style-name="P10"><text:span text:style-name="T4"><text:s/></text:span></text:p></draw:text-box></draw:frame></text:p>
      <text:p text:style-name="P1"/>
      <text:p text:style-name="P1"><draw:frame text:anchor-type="paragraph" draw:z-index="32" draw:name="Shape1" draw:style-name="gr33" draw:text-style-name="P13" svg:width="151.48pt" svg:height="43.31pt" svg:x="0.79pt" svg:y="10.15pt"><draw:text-box><text:p text:style-name="P10"><text:span text:style-name="T3">Desarrollo CenditLab</text:span></text:p><text:p text:style-name="P10"><text:span text:style-name="T3">Librería para gestión de medición</text:span></text:p><text:p text:style-name="P10"><text:span text:style-name="T4">Soporte de software para realizar mediciones de forma automatizdas</text:span></text:p></draw:text-box></draw:frame></text:p>
      <text:p text:style-name="P1"/>
      <text:p text:style-name="P1"/>
      <text:p text:style-name="P1"><draw:frame text:anchor-type="paragraph" draw:z-index="18" draw:name="Shape1" draw:style-name="gr19" draw:text-style-name="P12" svg:width="173.08pt" svg:height="46.83pt" svg:x="191.99pt" svg:y="0.91pt"><draw:text-box><text:p text:style-name="P10"><text:span text:style-name="T3">Búsqueda de componentes mecánicos</text:span></text:p><text:p text:style-name="P10"><text:span text:style-name="T4"><text:s/></text:span><text:span text:style-name="T4">- Teclado, botones, teclas</text:span></text:p><text:p text:style-name="P10"><text:span text:style-name="T4"><text:s/></text:span><text:span text:style-name="T4">- Carcasa</text:span></text:p><text:p text:style-name="P10"><text:span text:style-name="T4"><text:s/></text:span><text:span text:style-name="T4">- Pantalla LCD + mica tactil</text:span></text:p><text:p text:style-name="P10"><text:span text:style-name="T4"><text:s/></text:span></text:p></draw:text-box></draw:frame></text:p>
      <text:p text:style-name="P1"/>
      <text:p text:style-name="P1"><draw:frame text:anchor-type="paragraph" draw:z-index="33" draw:name="Shape1" draw:style-name="gr34" draw:text-style-name="P13" svg:width="151.48pt" svg:height="56.47pt" svg:x="0.85pt" svg:y="5.3pt"><draw:text-box><text:p text:style-name="P10"><text:span text:style-name="T3">Desarrollo CenditLab</text:span></text:p><text:p text:style-name="P10"><text:span text:style-name="T3">Librería para gestión de UI</text:span></text:p><text:p text:style-name="P10"><text:span text:style-name="T4"><text:s/></text:span><text:span text:style-name="T4">- <text:s/>Control de interfaz de usuario</text:span></text:p><text:p text:style-name="P10"><text:span text:style-name="T4"><text:s/></text:span><text:span text:style-name="T4">- Servir de <text:s/>acople entre los otros módulos <text:s/>de software,</text:span></text:p></draw:text-box></draw:frame></text:p>
      <text:p text:style-name="P1"/>
      <text:p text:style-name="P1"><draw:frame text:anchor-type="paragraph" draw:z-index="9" draw:name="Shape1" draw:style-name="gr10" draw:text-style-name="P15" svg:width="155.82pt" svg:height="45.01pt" svg:x="200.61pt" svg:y="11.31pt"><draw:text-box><text:p text:style-name="P14"><text:span text:style-name="T5">Lectura hojas de datos componentes</text:span></text:p><text:p text:style-name="P14"><text:span text:style-name="T6">Controlador Ethernet</text:span></text:p><text:p text:style-name="P14"><text:span text:style-name="T6">Microcontrolador PIC18F45K50</text:span></text:p><text:p text:style-name="P14"><text:span text:style-name="T6">Microcontrolador PIC16F8877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Droid Sans" svg:font-family="'Droid Sans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2" draw:display-name="Gradient 12" draw:style="linear" draw:start-color="#ffff00" draw:end-color="#ffcc00" draw:start-intensity="100%" draw:end-intensity="100%" draw:angle="0" draw:border="0%"/>
    <draw:gradient draw:name="Gradient_20_19" draw:display-name="Gradient 19" draw:style="linear" draw:start-color="#ffff66" draw:end-color="#ccff00" draw:start-intensity="100%" draw:end-intensity="100%" draw:angle="0" draw:border="0%"/>
    <draw:gradient draw:name="Gradient_20_21" draw:display-name="Gradient 21" draw:style="linear" draw:start-color="#66ccff" draw:end-color="#cfe7f5" draw:start-intensity="100%" draw:end-intensity="100%" draw:angle="0" draw:border="0%"/>
    <draw:gradient draw:name="Gradient_20_29" draw:display-name="Gradient 29" draw:style="linear" draw:start-color="#ff950e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roid Sans" fo:font-family="'Droid Sans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841.89pt" fo:page-height="1133.86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40:19.426717447</meta:creation-date>
    <dc:date>2017-08-02T22:40:51.102928216</dc:date>
    <meta:editing-duration>PT4H48M54S</meta:editing-duration>
    <meta:editing-cycles>11</meta:editing-cycles>
    <meta:generator>LibreOffice/5.2.6.2$Linux_X86_64 LibreOffice_project/a3100ed2409ebf1c212f5048fbe377c281438fdc</meta:generator>
    <meta:document-statistic meta:table-count="0" meta:image-count="0" meta:object-count="0" meta:page-count="1" meta:paragraph-count="3" meta:word-count="33" meta:character-count="239" meta:non-whitespace-character-count="188"/>
  </office:meta>
</office:document-meta>
</file>